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9556in" style:rel-column-width="9356*"/>
    </style:style>
    <style:style style:name="Table11.B" style:family="table-column">
      <style:table-column-properties style:column-width="1.8917in" style:rel-column-width="18522*"/>
    </style:style>
    <style:style style:name="Table11.C" style:family="table-column">
      <style:table-column-properties style:column-width="1.9646in" style:rel-column-width="19236*"/>
    </style:style>
    <style:style style:name="Table11.D" style:family="table-column">
      <style:table-column-properties style:column-width="1.0417in" style:rel-column-width="10199*"/>
    </style:style>
    <style:style style:name="Table11.E" style:family="table-column">
      <style:table-column-properties style:column-width="0.3764in" style:rel-column-width="3685*"/>
    </style:style>
    <style:style style:name="Table11.F" style:family="table-column">
      <style:table-column-properties style:column-width="0.2486in" style:rel-column-width="2434*"/>
    </style:style>
    <style:style style:name="Table11.G" style:family="table-column">
      <style:table-column-properties style:column-width="0.2146in" style:rel-column-width="2103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G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Mez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MEZERE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Strong_20_Emphasis">SKI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Nerves or bones </text:p>
          </table:table-cell>
          <table:table-cell table:style-name="Tabelle1.A2" office:value-type="string">
            <text:p text:style-name="SK-MM-L2">Head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Face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Jaw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Emphasis">Mucous membranes</text:span></text:p>
          </table:table-cell>
          <table:table-cell table:style-name="Tabelle1.A2" office:value-type="string">
            <text:p text:style-name="SK-MM-L2">Mouth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Stomach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One sid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Strong_20_Emphasis">NIGH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Suppression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Strong_20_Emphasis">WARMTH OF BED</text:span>fireetc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old airdraftsdamp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Touch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ercury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Vaccina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Wrapping up (NervesBones)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E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Open ai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Acrid secretions, pus, leucorrhœa, etc. </text:p>
      <text:p text:style-name="Primary">Violent, irritative burning itching burning smarting, burning boring, etc. </text:p>
      <text:p text:style-name="Primary">with coldness of part affected </text:p>
      <text:p text:style-name="Primary">Neuralgia; after shingles. </text:p>
      <text:p text:style-name="Primary">Ulcers. </text:p>
      <text:p text:style-name="Primary">Effects of suppressed eczema capitis. </text:p>
      <text:p text:style-name="Primary">As of a cool breeze. </text:p>
      <text:p text:style-name="Primary">Sudden pains then chilly, sore or numb. </text:p>
      <text:p text:style-name="Primary">Emaciation of part. </text:p>
      <text:p text:style-name="Primary">Gouty-rheumatic-syphilitic dyscrasia. </text:p>
      <text:p text:style-name="Primary">One-sided symptoms whole or partial; numbness of one side of scalp. </text:p>
      <text:p text:style-name="Primary"/>
      <text:p text:style-name="Secondary">Head pain (l), into eyes, malar bones, neck, etc. with lachrymation. </text:p>
      <text:p text:style-name="Secondary">Painful skull. </text:p>
      <text:p text:style-name="Secondary">Pains outward along brows. </text:p>
      <text:p text:style-name="Secondary">Eyes seem dry. </text:p>
      <text:p text:style-name="Secondary"><text:soft-page-break/>Ears feel open to cool wind. </text:p>
      <text:p text:style-name="Secondary">Deafness. </text:p>
      <text:p text:style-name="Secondary">Facial neuralgias. </text:p>
      <text:p text:style-name="Secondary">Cracks in angles of mouth. </text:p>
      <text:p text:style-name="Secondary">Dry, dark red mouth. </text:p>
      <text:p text:style-name="Secondary">Blunt teeth. </text:p>
      <text:p text:style-name="Secondary">Toothache into temples; &gt; cool air. </text:p>
      <text:p text:style-name="Secondary">Tongue coated along one side only. </text:p>
      <text:p text:style-name="Secondary">Sorethroat in winter. </text:p>
      <text:p text:style-name="Secondary">Gastric pain, &gt; milk. </text:p>
      <text:p text:style-name="Secondary">Contracted, prolapsed rectum. </text:p>
      <text:p text:style-name="Secondary">Glistening particles in stool. </text:p>
      <text:p text:style-name="Secondary">Stubborn, leucorrhœa, </text:p>
      <text:p text:style-name="Secondary">Dry, tickling cough; unto vomiting; &lt; hot things. </text:p>
      <text:p text:style-name="Secondary">Aching, itching in popliteæ. </text:p>
      <text:p text:style-name="Secondary">Internal burning with external violent itching in small areas or single parts. </text:p>
      <text:p text:style-name="Secondary">Intolerable itching changes place on scratching. </text:p>
      <text:p text:style-name="Secondary">Pruritis senilis. </text:p>
      <text:p text:style-name="Secondary">Eruptions ooze acrid, gluey moisture, form thick crusts with pus beneath or are chalky white. </text:p>
      <text:p text:style-name="Secondary">Milk crust. </text:p>
      <text:p text:style-name="Secondary">Deep, hard, painful ulcers; acrid pus, drying into crusts; &lt; touch and warmth. </text:p>
      <text:p text:style-name="Secondary">Bones seem enlarged. </text:p>
      <text:p text:style-name="Secondary">Periostitis. </text:p>
      <text:p text:style-name="Secondary">Chilly; limbs feel cold. </text:p>
      <text:p text:style-name="Secondary">Heat of one hand. </text:p>
      <text:p text:style-name="SK-MM-Remedy-Reference">Complementary: Merc. Related: Ars. Guai. Kali-io. Merc.</text:p>
      <text:p text:style-name="Standard"/>
      <text:p text:style-name="SK-MM-Rem-Short">Mill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MILLEFOLI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CAPILLARIES</text:p>
          </table:table-cell>
          <table:table-cell table:style-name="Table1.A2" office:value-type="string">
            <text:p text:style-name="SK-MM-L2"><text:span text:style-name="Strong_20_Emphasis">LUNG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Nose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Uteru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Injury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Violent exer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Bleed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Discharg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Bruised soreness </text:p>
      <text:p text:style-name="Primary">Congestion. </text:p>
      <text:p text:style-name="Primary">Profuse, painless, bright red fluid hæmorrhage nosebleed, hæmoptysis (Aco. </text:p>
      <text:p text:style-name="Primary">Led.), etc. </text:p>
      <text:p text:style-name="Primary">Spasms after suppressed secretions, menses, etc. </text:p>
      <text:p text:style-name="Primary"/>
      <text:p text:style-name="Secondary">Flatulent colic. </text:p>
      <text:p text:style-name="Secondary"><text:soft-page-break/>Oppression of chest, with palpitation. </text:p>
      <text:p text:style-name="SK-MM-Remedy-Reference">Related: Arn. Led.</text:p>
      <text:p text:style-name="Standard"/>
      <text:p text:style-name="SK-MM-Rem-Short">Mos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MOSCHUS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NERVES</text:p>
          </table:table-cell>
          <table:table-cell table:style-name="Table2.A2" office:value-type="string">
            <text:p text:style-name="SK-MM-L2"><text:span text:style-name="Strong_20_Emphasis">SENSORY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Genital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Respira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Circula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Excitemen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ol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uppressions; mensesetc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Open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Poor reaction </text:p>
      <text:p text:style-name="Primary">Spasmodic, nervous effects laughter, hiccough, shuddering, etc. </text:p>
      <text:p text:style-name="Primary">Twitchings. </text:p>
      <text:p text:style-name="Primary">Chokings. </text:p>
      <text:p text:style-name="Primary"><text:span text:style-name="Strong_20_Emphasis">FAINTS. </text:span></text:p>
      <text:p text:style-name="Primary">Hysteria. </text:p>
      <text:p text:style-name="Primary">Buzzing, squeezing or plug-like sensations. </text:p>
      <text:p text:style-name="Primary">Globus. </text:p>
      <text:p text:style-name="Primary"/>
      <text:p text:style-name="Secondary">Hurried, tremulous and awkward. </text:p>
      <text:p text:style-name="Secondary">Anger; talks excitedly or scolds until she faints. </text:p>
      <text:p text:style-name="Secondary">Fears noise, dying, etc. </text:p>
      <text:p text:style-name="Secondary">Imaginary sufferings </text:p>
      <text:p text:style-name="Secondary">Nervous shuddering. </text:p>
      <text:p text:style-name="Secondary">Headache, with coldness, faintness and polyuria. </text:p>
      <text:p text:style-name="Secondary">One cheek red, but cold (Fer.), other pale and hot. </text:p>
      <text:p text:style-name="Secondary">Blue lips. </text:p>
      <text:p text:style-name="Secondary">Violent eructations. </text:p>
      <text:p text:style-name="Secondary">Tympany. </text:p>
      <text:p text:style-name="Secondary">Sudden nervous suffocation or anxious palpitation wants a deep breath; &lt; becoming cold (Act-sp.); &gt; belching. </text:p>
      <text:p text:style-name="Secondary">Cramp in lungs. </text:p>
      <text:p text:style-name="Secondary">Sleepy by day; sleepless at night; wakes every minute. </text:p>
      <text:p text:style-name="Secondary">So sensitive cold air makes him shudder </text:p>
      <text:p text:style-name="Secondary">Shivering on scalp. </text:p>
      <text:p text:style-name="Secondary">Cold skin. </text:p>
      <text:p text:style-name="Secondary">Burning heat, with restlessness. </text:p>
      <text:p text:style-name="SK-MM-Remedy-Reference">Related: Carb-v. Castor. Ign. Nux-m. Val.</text:p>
      <text:p text:style-name="Standard"/>
      <text:p text:style-name="SK-MM-Rem-Short"><text:soft-page-break/>Murx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MUREX PURPUREA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FEMALE SEXUAL ORGAN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Touch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In su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Sitt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Abor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Before mens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Eat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Sensitive. </text:p>
      <text:p text:style-name="Primary">Very tired and weak. </text:p>
      <text:p text:style-name="Primary"/>
      <text:p text:style-name="Secondary">Fearful and anxious. </text:p>
      <text:p text:style-name="Secondary">Cold nose. </text:p>
      <text:p text:style-name="Secondary">Violent hunger, even after eating. </text:p>
      <text:p text:style-name="Secondary">Sinking at stomach </text:p>
      <text:p text:style-name="Secondary">Urging in bladder. </text:p>
      <text:p text:style-name="Secondary">Urine smells like valerian. </text:p>
      <text:p text:style-name="Secondary">Pains in genitals; up through abdomen; into breasts; stitches. </text:p>
      <text:p text:style-name="Secondary">Painfully sore uterus </text:p>
      <text:p text:style-name="Secondary">Bearing down pains; must cross limbs </text:p>
      <text:p text:style-name="Secondary">Nervous, frantic desire </text:p>
      <text:p text:style-name="Secondary">Nymphomania. </text:p>
      <text:p text:style-name="Secondary">Copious menses. </text:p>
      <text:p text:style-name="Secondary">Leucorrhœa; thick; yellow, bloody; alternating with mental symptoms. </text:p>
      <text:p text:style-name="Secondary">Lumbar pain impels walking, which &lt;. </text:p>
      <text:p text:style-name="Secondary">Hives. </text:p>
      <text:p text:style-name="SK-MM-Remedy-Reference">Related: Bap. Bry.</text:p>
      <text:p text:style-name="Standard"/>
      <text:p text:style-name="SK-MM-Rem-Short">Mur-ac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MURIATICUM ACIDUM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BLOOD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MUSCLES</text:p>
          </table:table-cell>
          <table:table-cell table:style-name="Table4.A2" office:value-type="string">
            <text:p text:style-name="SK-MM-L2"><text:span text:style-name="Strong_20_Emphasis">HEART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ANU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MUCOUS MEMBRANES</text:p>
          </table:table-cell>
          <table:table-cell table:style-name="Table4.A2" office:value-type="string">
            <text:p text:style-name="SK-MM-L2">Digestive tract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MOUTH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Strong_20_Emphasis">TONGUE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Brai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Touch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Wet weath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Walk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Cold drinksbath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Sitt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Human voic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Mo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Warmth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Lying on L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Sore, <text:span text:style-name="Strong_20_Emphasis">RESTLESS AND ERETHISTIC, </text:span>but soon grows weak and very debilitated wants to lie down; slides down in bed, eyes fall shut; lower jaw drops, etc. </text:p>
      <text:p text:style-name="Primary">Muscle exhaustion. </text:p>
      <text:p text:style-name="Primary">Bluish parts tongue, piles, ulcers, etc. </text:p>
      <text:p text:style-name="Primary">Tearing in limbs. </text:p>
      <text:p text:style-name="Primary"><text:span text:style-name="Strong_20_Emphasis">BURNINGS. </text:span></text:p>
      <text:p text:style-name="Primary">Dry, bleeding, cracked or deeply ulcerated parts </text:p>
      <text:p text:style-name="Primary">Thin, acrid, foul discharges. </text:p>
      <text:p text:style-name="Primary">Decomposition. </text:p>
      <text:p text:style-name="Primary">Violent hæmorrhage. </text:p>
      <text:p text:style-name="Primary">Bloody mucous membranes. </text:p>
      <text:p text:style-name="Primary">Typhoid or scorbutic states. </text:p>
      <text:p text:style-name="Primary"/>
      <text:p text:style-name="Secondary">Introverted. </text:p>
      <text:p text:style-name="Secondary">Sad and taciturn. </text:p>
      <text:p text:style-name="Secondary">Irritable. </text:p>
      <text:p text:style-name="Secondary">Muttering. </text:p>
      <text:p text:style-name="Secondary">Persistent, loud moaning. </text:p>
      <text:p text:style-name="Secondary">Vertigo if lies on r. </text:p>
      <text:p text:style-name="Secondary">side. </text:p>
      <text:p text:style-name="Secondary">Brain feels bruised. </text:p>
      <text:p text:style-name="Secondary">Periodical pain over l. </text:p>
      <text:p text:style-name="Secondary">eyes </text:p>
      <text:p text:style-name="Secondary">Occipital pains; leaden heaviness. </text:p>
      <text:p text:style-name="Secondary">Cutting from mastoid to nape, &lt; touch. </text:p>
      <text:p text:style-name="Secondary">Deafness. </text:p>
      <text:p text:style-name="Secondary">Nosebleed. </text:p>
      <text:p text:style-name="Secondary">Dark or glowing red face; with cold hands, but no thirst. </text:p>
      <text:p text:style-name="Secondary">Lips, sore, cracked and scabby. </text:p>
      <text:p text:style-name="Secondary">Dry, mouth and throat. </text:p>
      <text:p text:style-name="Secondary">Tongue heavy, stiff, shrunken or burnt looking (Ars.). </text:p>
      <text:p text:style-name="Secondary">Aphthæ. </text:p>
      <text:p text:style-name="Secondary">Teeth, &lt; acids or sweets. </text:p>
      <text:p text:style-name="Secondary">Sordes. </text:p>
      <text:p text:style-name="Secondary"><text:soft-page-break/>Averse to meat. </text:p>
      <text:p text:style-name="Secondary">Ascites. </text:p>
      <text:p text:style-name="Secondary">Profuse, involuntary stool or prolapsing bowel on urinating or passing flatus </text:p>
      <text:p text:style-name="Secondary">Very sore piles, &gt; heat. </text:p>
      <text:p text:style-name="Secondary">Atony of bladder; must press until rectum comes down. </text:p>
      <text:p text:style-name="Secondary">Can't urinate without also stooling. </text:p>
      <text:p text:style-name="Secondary">Red, swelled, burning fingers and toes. </text:p>
      <text:p text:style-name="Secondary">Weak thighs. </text:p>
      <text:p text:style-name="Secondary">Scurfy eruption on dorsæ of hands. </text:p>
      <text:p text:style-name="Secondary">Ulcers throb on walking. </text:p>
      <text:p text:style-name="Secondary">Pulsations in single parts. </text:p>
      <text:p text:style-name="Secondary">Sparse scarlatina, mixed with petechiæ. </text:p>
      <text:p text:style-name="Secondary">Large, full and soft pulse. </text:p>
      <text:p text:style-name="Secondary">Pulse drops every third beat. </text:p>
      <text:p text:style-name="Secondary">Cold in bed, in early morning. </text:p>
      <text:p text:style-name="Secondary">Intense, burning heat, with aversion to covers. </text:p>
      <text:p text:style-name="Secondary">Adynamic fevers; typhoid, septic, etc. </text:p>
      <text:p text:style-name="SK-MM-Remedy-Reference">Related: Bap. Bry.</text:p>
      <text:p text:style-name="Standard"/>
      <text:p text:style-name="SK-MM-Rem-Short">Mygl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MYGALE LASIODOR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Nerv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Open ai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Chorea of upper parts. </text:p>
      <text:p text:style-name="Primary"/>
      <text:p text:style-name="Secondary">Twitching facial muscles and head (Cic.). </text:p>
      <text:p text:style-name="SK-MM-Remedy-Reference">Complementary: Dig. Kali-bi. Related: Chel.</text:p>
      <text:p text:style-name="Standard"/>
      <text:p text:style-name="SK-MM-Rem-Short">Myri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MYRICA CERIFER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Live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Hear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Complementary: Dig. Kali-bi. Related: Chel.</text:p>
      <text:p text:style-name="Standard"/>
      <text:p text:style-name="SK-MM-Rem-Short">Naj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NAJA TRIPUDIANS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Cerebellum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Medulla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NERVES</text:span>HEART (Mitral Valve)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<text:span text:style-name="Emphasis">Left side</text:span></text:p>
          </table:table-cell>
          <table:table-cell table:style-name="Table7.A2" office:value-type="string">
            <text:p text:style-name="SK-MM-L2">Ovary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Temple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Arm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Lying on left sid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After</text:span></text:p>
          </table:table-cell>
          <table:table-cell table:style-name="Table7.A2" office:value-type="string">
            <text:p text:style-name="SK-MM-L2">Sleep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Mense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Air</text:span></text:p>
          </table:table-cell>
          <table:table-cell table:style-name="Table7.A2" office:value-type="string">
            <text:p text:style-name="SK-MM-L2">Cold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Draft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Pressure of cloth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Alcohol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Riding in open ai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Sneez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Smok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Nervous, excited and tremulous; with cardiac effects; often reflex. </text:p>
      <text:p text:style-name="Primary">Collapse. </text:p>
      <text:p text:style-name="Primary">Sepsis. </text:p>
      <text:p text:style-name="Primary">Many pains. </text:p>
      <text:p text:style-name="Primary">Parts seem drawn together. </text:p>
      <text:p text:style-name="Primary">Constrictions, throat, chest, etc. </text:p>
      <text:p text:style-name="Primary">Insensible r. </text:p>
      <text:p text:style-name="Primary">side. </text:p>
      <text:p text:style-name="Primary"/>
      <text:p text:style-name="Secondary">Suicidal brooding. </text:p>
      <text:p text:style-name="Secondary">Shootings in head. </text:p>
      <text:p text:style-name="Secondary">As of a blow on occiput and neck. </text:p>
      <text:p text:style-name="Secondary">Vertex sensitive to cold. </text:p>
      <text:p text:style-name="Secondary">As of a lump in throat. </text:p>
      <text:p text:style-name="Secondary"><text:span text:style-name="Strong_20_Emphasis">PAIN FROM L. </text:span></text:p>
      <text:p text:style-name="Secondary"><text:span text:style-name="Strong_20_Emphasis">OVARY TO HEART. </text:span></text:p>
      <text:p text:style-name="Secondary">Suffocative choking; grasps the throat. </text:p>
      <text:p text:style-name="Secondary">Puffing breathing. </text:p>
      <text:p text:style-name="Secondary">Cardiac asthma or cough. </text:p>
      <text:p text:style-name="Secondary"><text:span text:style-name="Strong_20_Emphasis">HEART. </text:span>weakness at violent pain; shooting to l. </text:p>
      <text:p text:style-name="Secondary">scapula, shoulder or neck; cramp ascend into neck; holds hand over it; excited tremendous action; palpitation, visible; hypertrophy; endocarditis, septic. </text:p>
      <text:p text:style-name="Secondary">Dry or empty in l. </text:p>
      <text:p text:style-name="Secondary">lung. </text:p>
      <text:p text:style-name="Secondary">Ribs feel broken. </text:p>
      <text:p text:style-name="Secondary">Cramps in shoulder, nape or thigh. </text:p>
      <text:p text:style-name="Secondary">Puffy or sweating hands and feet. </text:p>
      <text:p text:style-name="Secondary"><text:soft-page-break/>Itching cicatrices. </text:p>
      <text:p text:style-name="Secondary">Pulse changes force. </text:p>
      <text:p text:style-name="Secondary">Internal heat, &lt; chest. </text:p>
      <text:p text:style-name="Secondary">Sweat on lumbar back and ankles. </text:p>
      <text:p text:style-name="SK-MM-Remedy-Reference">Related: Cimi. Lach. Laur. Spig.</text:p>
      <text:p text:style-name="Standard"/>
      <text:p text:style-name="SK-MM-Rem-Short">Nat-c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NATRUM CARBONIC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DIGESTIO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Nerv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ki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Hands (Dorsæ)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Heel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HEAT</text:p>
          </table:table-cell>
          <table:table-cell table:style-name="Table8.A2" office:value-type="string">
            <text:p text:style-name="SK-MM-L2">Sun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Weather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(Head)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Sultry air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Gas-light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Periodically; Winter (Body)5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Music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Mental exer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Onanism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Dietetic error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Milk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Draft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Thunder-storm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Mo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Rubb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Eat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Sweat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Irritable weakness. </text:p>
      <text:p text:style-name="Primary">Puffy, relaxed, easily exhausted. </text:p>
      <text:p text:style-name="Primary">Easy dislocation. </text:p>
      <text:p text:style-name="Primary">Oversensitive; to open air, music, noise, dietetic errors, etc. </text:p>
      <text:p text:style-name="Primary"><text:soft-page-break/>Pains cause tremor cold sweat anxiety, etc. </text:p>
      <text:p text:style-name="Primary"/>
      <text:p text:style-name="Secondary">Cross and irritable. </text:p>
      <text:p text:style-name="Secondary">Gloomy. </text:p>
      <text:p text:style-name="Secondary">Lively, yet fearful; &lt; thunder-storms. </text:p>
      <text:p text:style-name="Secondary">Averse to company. </text:p>
      <text:p text:style-name="Secondary">Vertigo, from wine. </text:p>
      <text:p text:style-name="Secondary">Hot weather headache. </text:p>
      <text:p text:style-name="Secondary">Head bent backward; pains out through eyes. </text:p>
      <text:p text:style-name="Secondary">Dazzling flashes or stars before vision. </text:p>
      <text:p text:style-name="Secondary">Swelled or peeling nose. </text:p>
      <text:p text:style-name="Secondary">Coryza, &lt; least draft; &lt; alternate days. </text:p>
      <text:p text:style-name="Secondary">Violent sneezing. </text:p>
      <text:p text:style-name="Secondary">Post-nasal discharge. </text:p>
      <text:p text:style-name="Secondary">Pale, wilted face. </text:p>
      <text:p text:style-name="Secondary">Mouth open. </text:p>
      <text:p text:style-name="Secondary">Must drink to swallow solids. </text:p>
      <text:p text:style-name="Secondary">Acidity, flatulence and rheumatism. </text:p>
      <text:p text:style-name="Secondary">Weak digestion. </text:p>
      <text:p text:style-name="Secondary">Averse to milk. </text:p>
      <text:p text:style-name="Secondary">Greedy, always nibbling. </text:p>
      <text:p text:style-name="Secondary">Gastric pain, &gt; eating. </text:p>
      <text:p text:style-name="Secondary">Abdomen pouts here and there. </text:p>
      <text:p text:style-name="Secondary">Diarrhœa, from starches. </text:p>
      <text:p text:style-name="Secondary">Stools like orange pulp. </text:p>
      <text:p text:style-name="Secondary">Pollutions. </text:p>
      <text:p text:style-name="Secondary">Cough; loose; hollow; 9-11 A.M.; &lt; entering warm room. </text:p>
      <text:p text:style-name="Secondary">Purulent, salty sputum. </text:p>
      <text:p text:style-name="Secondary">Cough from continuous tickle in throat, &lt; going from a cold into a warm room. </text:p>
      <text:p text:style-name="Secondary">Boring at tip of l. </text:p>
      <text:p text:style-name="Secondary">scapula. </text:p>
      <text:p text:style-name="Secondary">Painful popliteæ. </text:p>
      <text:p text:style-name="Secondary">Heavy legs. </text:p>
      <text:p text:style-name="Secondary">Weak ankles </text:p>
      <text:p text:style-name="Secondary">Cramps from ankles into toes. </text:p>
      <text:p text:style-name="Secondary">Sleepy after meals. </text:p>
      <text:p text:style-name="Secondary">Blisters on small joints; tips of toes or fingers. </text:p>
      <text:p text:style-name="Secondary">Milky, watery or dry, rough skin; pustular eruptions. </text:p>
      <text:p text:style-name="Secondary">Cold between scapulæ. </text:p>
      <text:p text:style-name="Secondary">Burning wrists and ankles. </text:p>
      <text:p text:style-name="Secondary">Sweats easily. </text:p>
      <text:p text:style-name="Secondary"/>
      <text:p text:style-name="SK-MM-Remedy-Reference">Complementary: Sep. Related: Lyc. Nat-m.</text:p>
      <text:p text:style-name="Standard"/>
      <text:p text:style-name="SK-MM-Rem-Short">Nat-m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NATRUM MURIATICUM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NUTRITION</text:p>
          </table:table-cell>
          <table:table-cell table:style-name="Table9.A2" office:value-type="string">
            <text:p text:style-name="SK-MM-L2">Digestive tract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BRAIN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BLOOD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MUSCLE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MIND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HEART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GLANDS</text:p>
          </table:table-cell>
          <table:table-cell table:style-name="Table9.A2" office:value-type="string">
            <text:p text:style-name="SK-MM-L2"><text:span text:style-name="Strong_20_Emphasis">MUCU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plee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Live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Ski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PERIODICALLY</text:p>
          </table:table-cell>
          <table:table-cell table:style-name="Table9.A2" office:value-type="string">
            <text:p text:style-name="SK-MM-L2">9-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A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HEAT</text:p>
          </table:table-cell>
          <table:table-cell table:style-name="Table9.A2" office:value-type="string">
            <text:p text:style-name="SK-MM-L2">Su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umme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Dampnes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Exertion; eyesmental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Violent emotion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ympath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Pubert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Quinin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Old malaria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ilver salt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Open ai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Cool bath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Sweat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Res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Before breakfas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Deep breath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Thin, thirsty, hopeless and poorly nourished. </text:p>
      <text:p text:style-name="Primary">Emaciation; descending; &lt; neck or abdomen. </text:p>
      <text:p text:style-name="Primary">Anæmia. </text:p>
      <text:p text:style-name="Primary"><text:span text:style-name="Strong_20_Emphasis">DRYNESS; </text:span>skin, mouth, throat, rectum, vagina, etc. </text:p>
      <text:p text:style-name="Primary">Numbness; of one side; parts lain on; fingers. </text:p>
      <text:p text:style-name="Primary">Tremulous. </text:p>
      <text:p text:style-name="Primary"><text:soft-page-break/>Easy exhaustion. </text:p>
      <text:p text:style-name="Primary">Parts seem short hamstrings, nape, etc. </text:p>
      <text:p text:style-name="Primary">Not very sensitive to pain. </text:p>
      <text:p text:style-name="Primary">Takes cold. </text:p>
      <text:p text:style-name="Primary">Nervous erethism. </text:p>
      <text:p text:style-name="Primary">Thick white or clear acrid discharges. </text:p>
      <text:p text:style-name="Primary">Exact periodicity. </text:p>
      <text:p text:style-name="Primary">Malarial cachexia. </text:p>
      <text:p text:style-name="Primary"/>
      <text:p text:style-name="Secondary">Hateful; detests consolation or a fuss. </text:p>
      <text:p text:style-name="Secondary">Inconsolable. </text:p>
      <text:p text:style-name="Secondary">Easily angered; &lt; if consoled. </text:p>
      <text:p text:style-name="Secondary">Sad, reserved; company distresses. </text:p>
      <text:p text:style-name="Secondary">Hypochondria. </text:p>
      <text:p text:style-name="Secondary">Weeps bitterly. </text:p>
      <text:p text:style-name="Secondary">Boisterous grief. </text:p>
      <text:p text:style-name="Secondary">Scattered thoughts, or an idea clings, prevents sleep, inspires revenge, etc. </text:p>
      <text:p text:style-name="Secondary">Anxiety. </text:p>
      <text:p text:style-name="Secondary">Apprehension. </text:p>
      <text:p text:style-name="Secondary">Fears or dreams of robbers </text:p>
      <text:p text:style-name="Secondary">Vertigo; as if falling, on closing eyes. </text:p>
      <text:p text:style-name="Secondary">Nodding motions. </text:p>
      <text:p text:style-name="Secondary"><text:span text:style-name="Strong_20_Emphasis">HEADACHES; </text:span>hammering; heavy; bursting; maddening; over eyes on vertex, on awaking with partial numbness or disturbed vision; &lt; reading; &lt; motion, even of eyes; &gt; pressure on eyes. </text:p>
      <text:p text:style-name="Secondary">Migraine. </text:p>
      <text:p text:style-name="Secondary">Falling hair. </text:p>
      <text:p text:style-name="Secondary">Eyes feel drawn together. </text:p>
      <text:p text:style-name="Secondary">Lachrymation on affected side (Spi.); on sneezing, coughing, etc. </text:p>
      <text:p text:style-name="Secondary">Ptosis, on lying down. </text:p>
      <text:p text:style-name="Secondary">Vision blurred, wavering. </text:p>
      <text:p text:style-name="Secondary">Letters run together. </text:p>
      <text:p text:style-name="Secondary">Hemiopia, then headache. </text:p>
      <text:p text:style-name="Secondary">Can't read by artificial light. </text:p>
      <text:p text:style-name="Secondary">Nose stopped, high up; sneezing early in A.M.; alternate fluent and dry coryza; gushes of fluid; little ulcers in. </text:p>
      <text:p text:style-name="Secondary">Face; pale, muddy or greasy. </text:p>
      <text:p text:style-name="Secondary"><text:span text:style-name="Strong_20_Emphasis">HERPES ABOUT LIPS; </text:span>or at edge of hair; pearly. </text:p>
      <text:p text:style-name="Secondary">Throbbing in lower jaw, &lt; biting, &lt; heat and cold. </text:p>
      <text:p text:style-name="Secondary">Exophthalmic goitre. </text:p>
      <text:p text:style-name="Secondary">Hawks much mucus; bitterl </text:p>
      <text:p text:style-name="Secondary"><text:span text:style-name="Strong_20_Emphasis">TONGUE MAPPED; </text:span>beaded or striped along edge </text:p>
      <text:p text:style-name="Secondary">Blunted taste and smell. </text:p>
      <text:p text:style-name="Secondary">Uvula hangs to one side. </text:p>
      <text:p text:style-name="Secondary">Throat; a spot is dry, sore, tickles, causes cough, etc. glistens. </text:p>
      <text:p text:style-name="Secondary">Thirst; drinks large quantities. </text:p>
      <text:p text:style-name="Secondary">Hunger great, yet emaciates; without appetite. </text:p>
      <text:p text:style-name="Secondary"><text:span text:style-name="Strong_20_Emphasis">CRAVES SALT. </text:span></text:p>
      <text:p text:style-name="Secondary">Averse to bread. </text:p>
      <text:p text:style-name="Secondary">Burning eructations; after eating. </text:p>
      <text:p text:style-name="Secondary">Waterbrash. </text:p>
      <text:p text:style-name="Secondary">Epigastric pulsation. </text:p>
      <text:p text:style-name="Secondary"><text:soft-page-break/>Anxiety in stomach, rises to head. </text:p>
      <text:p text:style-name="Secondary">Tense abdomen; &lt; groins. </text:p>
      <text:p text:style-name="Secondary">Dry, hard, crumbling stool tears anus or causes burning; coated with glassy mucus; on alternate days. </text:p>
      <text:p text:style-name="Secondary">Chronic diarrhœa. </text:p>
      <text:p text:style-name="Secondary">Constricted rectum. </text:p>
      <text:p text:style-name="Secondary">Herpes ani. </text:p>
      <text:p text:style-name="Secondary">Red urinary sediment. </text:p>
      <text:p text:style-name="Secondary">Coition; painful; averse to; then backache, weak legs, depression, etc. </text:p>
      <text:p text:style-name="Secondary">Suppressed gonorrhœa. </text:p>
      <text:p text:style-name="Secondary">Debilitating leucorrhœa, replaces menses. </text:p>
      <text:p text:style-name="Secondary">Cough; from tickling in epigastrium; with asthma or palpitation; &lt; winter. </text:p>
      <text:p text:style-name="Secondary">Respiratory catarrhs, after suppressed sweats. </text:p>
      <text:p text:style-name="Secondary">Heart; palpitation; shaking body or alternates with beating in head; fluttering; weak sore, &lt; emotions, lying on (l) side, or motion. </text:p>
      <text:p text:style-name="Secondary">Sore neck muscles. </text:p>
      <text:p text:style-name="Secondary">Bruised backache, early in A.M.; &lt; coughing, &gt; lying on back, or pressure. </text:p>
      <text:p text:style-name="Secondary">Cracked finger-tips. </text:p>
      <text:p text:style-name="Secondary">Catch in knees. </text:p>
      <text:p text:style-name="Secondary">Hamstrings seem short or drawing in. </text:p>
      <text:p text:style-name="Secondary">Sobs during sleep. </text:p>
      <text:p text:style-name="Secondary">Awakes feeling weak </text:p>
      <text:p text:style-name="Secondary">Skin, oily; dry harsh, dirty, unhealthy or yellow; chaps or herpetic eruptions &lt; flexures or about knuckles. </text:p>
      <text:p text:style-name="Secondary">Coldness of many parts; hands, feet; heart. </text:p>
      <text:p text:style-name="Secondary">Morning chill, with thirst. </text:p>
      <text:p text:style-name="Secondary">Chilly, but &lt; in sun. </text:p>
      <text:p text:style-name="Secondary">Sweat, cold. scanty; at edge of hair; on nose, on face, while eating (Cham.). </text:p>
      <text:p text:style-name="SK-MM-Remedy-Reference">Complementary: Ign. Sep. Related: Pul.</text:p>
      <text:p text:style-name="Standard"/>
      <text:p text:style-name="SK-MM-Rem-Short">Nat-p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NATRUM PHOSPHORICUM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</text:p>
          </table:table-cell>
          <table:table-cell table:style-name="Table10.A2" office:value-type="string">
            <text:p text:style-name="SK-MM-L1">Occiput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Mucous gland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Duodenum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Bile-duct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Mesentery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Genital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Suga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Childre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Milk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Mental exertio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Thunder-storm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ext:soft-page-break/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Gas-light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>Better</text:p>
          </table:table-cell>
          <table:table-cell table:style-name="Table10.A2" office:value-type="string">
            <text:p text:style-name="SK-MM-L1">Cold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SOURNESS, </text:span>eructations, vomitus, stomach, stools, leucorrhœa, expectoration, sweats, etc. </text:p>
      <text:p text:style-name="Primary">Acidity. </text:p>
      <text:p text:style-name="Primary">Deep yellow discharges matter from eyes, etc. </text:p>
      <text:p text:style-name="Primary">Debility. </text:p>
      <text:p text:style-name="Primary">Overfed children with acidity </text:p>
      <text:p text:style-name="Primary"/>
      <text:p text:style-name="Secondary">Mental weakness. </text:p>
      <text:p text:style-name="Secondary">Fear, &lt; night. </text:p>
      <text:p text:style-name="Secondary">Itching; nose; about mouth and anus. </text:p>
      <text:p text:style-name="Secondary">Child picks nose </text:p>
      <text:p text:style-name="Secondary">Worms. </text:p>
      <text:p text:style-name="Secondary">One ear red and hot. </text:p>
      <text:p text:style-name="Secondary">Pale face or red on alternate sides </text:p>
      <text:p text:style-name="Secondary"><text:span text:style-name="Strong_20_Emphasis">YELLOW CREAMY COAT ON BASE OF TONGUE; </text:span>on tonsils. </text:p>
      <text:p text:style-name="Secondary">As of a hair on tongue or a lump in throat. </text:p>
      <text:p text:style-name="Secondary">Cheesy vomitus. </text:p>
      <text:p text:style-name="Secondary">Noisy flatulence. </text:p>
      <text:p text:style-name="Secondary">Gastro-duodenal catarrh. </text:p>
      <text:p text:style-name="Secondary">Fulness in abdomen, &lt; standing or &lt; eating a little. </text:p>
      <text:p text:style-name="Secondary">Hacked stool. </text:p>
      <text:p text:style-name="Secondary">Eruptions about joints, &lt; ankles; itching. </text:p>
      <text:p text:style-name="Secondary">Alternate joint and heart pains. </text:p>
      <text:p text:style-name="Secondary">Rheumatism. </text:p>
      <text:p text:style-name="SK-MM-Remedy-Reference">Related: Cina. Kali-s. Kre.</text:p>
      <text:p text:style-name="Standard"/>
      <text:p text:style-name="SK-MM-Rem-Short">Nat-s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SK-MM-Rem">NATRUM SULFURICUM</text:p>
          </table:table-cell>
          <table:table-cell table:style-name="Table11.A1" office:value-type="string">
            <text:p text:style-name="Standard">L1</text:p>
          </table:table-cell>
          <table:table-cell table:style-name="Table11.A1" office:value-type="string">
            <text:p text:style-name="Standard">L2</text:p>
          </table:table-cell>
          <table:table-cell table:style-name="Table11.A1" office:value-type="string">
            <text:p text:style-name="Standard">L3</text:p>
          </table:table-cell>
          <table:table-cell table:style-name="Table11.A1" office:value-type="string">
            <text:p text:style-name="Standard">fnote</text:p>
          </table:table-cell>
          <table:table-cell table:style-name="Table11.A1" office:value-type="string">
            <text:p text:style-name="Standard"/>
          </table:table-cell>
          <table:table-cell table:style-name="Table11.G1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>Region</text:p>
          </table:table-cell>
          <table:table-cell table:style-name="Table11.A2" office:value-type="string">
            <text:p text:style-name="SK-MM-L1"><text:span text:style-name="Strong_20_Emphasis">OCCIPUT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>Region </text:p>
          </table:table-cell>
          <table:table-cell table:style-name="Table11.A2" office:value-type="string">
            <text:p text:style-name="SK-MM-L1"><text:span text:style-name="Emphasis">Glands</text:span></text:p>
          </table:table-cell>
          <table:table-cell table:style-name="Table11.A2" office:value-type="string">
            <text:p text:style-name="SK-MM-L2"><text:span text:style-name="Strong_20_Emphasis">LIVER</text:span>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Bile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Pancreas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Intestinal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Descending colon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>Region</text:p>
          </table:table-cell>
          <table:table-cell table:style-name="Table11.A2" office:value-type="string">
            <text:p text:style-name="SK-MM-L1"><text:span text:style-name="Emphasis">Chest</text:span></text:p>
          </table:table-cell>
          <table:table-cell table:style-name="Table11.A2" office:value-type="string">
            <text:p text:style-name="SK-MM-L2">Left</text:p>
          </table:table-cell>
          <table:table-cell table:style-name="Table11.A2" office:value-type="string">
            <text:p text:style-name="SK-MM-L3">lower</text:p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Lower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Left side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>Worse</text:p>
          </table:table-cell>
          <table:table-cell table:style-name="Table11.A2" office:value-type="string">
            <text:p text:style-name="SK-MM-L1">DAMP</text:p>
          </table:table-cell>
          <table:table-cell table:style-name="Table11.A2" office:value-type="string">
            <text:p text:style-name="SK-MM-L2">Weather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ext:soft-page-break/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Night air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Cellars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Lying on left side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Injurieshead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Lifting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Touch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Pressure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Late evening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Wind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Light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>Better</text:p>
          </table:table-cell>
          <table:table-cell table:style-name="Table11.A2" office:value-type="string">
            <text:p text:style-name="SK-MM-L1">Open air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/>
          </table:table-cell>
          <table:table-cell table:style-name="Table11.A2" office:value-type="string">
            <text:p text:style-name="SK-MM-L1">Change of position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</table:table>
      <text:p text:style-name="Standard"><text:line-break/></text:p>
      <text:p text:style-name="Primary">Sudden violent effects; in ailing patients. </text:p>
      <text:p text:style-name="Primary">Piercing pains at (l) short ribs; in (l) hip, &lt; rising or sitting down; in heels. </text:p>
      <text:p text:style-name="Primary">Yellow, watery secretions, stool, skin, vesicles, etc. </text:p>
      <text:p text:style-name="Primary">Thick, yellow-green pus. </text:p>
      <text:p text:style-name="Primary">Fulness. </text:p>
      <text:p text:style-name="Primary">Sour, bilious and lithæmic. </text:p>
      <text:p text:style-name="Primary">Rheumatic-hydrogenoid constitution. </text:p>
      <text:p text:style-name="Primary">Sycosis. </text:p>
      <text:p text:style-name="Primary"/>
      <text:p text:style-name="Secondary">Sensitive and suspicious. </text:p>
      <text:p text:style-name="Secondary">Sadness, &lt; music or subdued light. </text:p>
      <text:p text:style-name="Secondary">Melancholia. </text:p>
      <text:p text:style-name="Secondary">Dire (suicidal) impulses. </text:p>
      <text:p text:style-name="Secondary">Vertigo; &gt; head sweat. </text:p>
      <text:p text:style-name="Secondary">Crushing or gnawing in occiput. </text:p>
      <text:p text:style-name="Secondary">Meningitis. </text:p>
      <text:p text:style-name="Secondary"><text:span text:style-name="Strong_20_Emphasis">PHOTOPHOBIA. </text:span></text:p>
      <text:p text:style-name="Secondary">Nose run water at night. </text:p>
      <text:p text:style-name="Secondary">Epistaxis, during menses. </text:p>
      <text:p text:style-name="Secondary">Thick, tenacious, white slime in mouth. </text:p>
      <text:p text:style-name="Secondary">Dirty brown or greenish-yellow, thick, pasty tongue &lt; at base tip feels burnt. </text:p>
      <text:p text:style-name="Secondary">Bitter taste. </text:p>
      <text:p text:style-name="Secondary">Thirst at start of fever only. </text:p>
      <text:p text:style-name="Secondary">Slow digestion. </text:p>
      <text:p text:style-name="Secondary">Concomitants to nausea. </text:p>
      <text:p text:style-name="Secondary">Green, bilious vomit. </text:p>
      <text:p text:style-name="Secondary">Sore, heavy liver; &lt; lying on left side </text:p>
      <text:p text:style-name="Secondary">As of a lump below liver. </text:p>
      <text:p text:style-name="Secondary">Crawling in gall-bladder. </text:p>
      <text:p text:style-name="Secondary">Colic, &gt; rubbing abdomen. </text:p>
      <text:p text:style-name="Secondary">Cramp at umbilicus. </text:p>
      <text:p text:style-name="Secondary"><text:soft-page-break/><text:span text:style-name="Strong_20_Emphasis">FLATULENCE; </text:span>painful; pushes here and there, &lt; left abdomen. </text:p>
      <text:p text:style-name="Secondary"><text:span text:style-name="Strong_20_Emphasis">RUMBLING, GURGLING IN BOWELS, THEN SUDDEN GUSHING, NOISY, SPLUTTERING STOOL; </text:span>after rising in A.M. or drives from bed. </text:p>
      <text:p text:style-name="Secondary">Foamy or yellow diarrhœa, mixed with green slime. </text:p>
      <text:p text:style-name="Secondary">White sand in urine. </text:p>
      <text:p text:style-name="Secondary">Dyspnœa. </text:p>
      <text:p text:style-name="Secondary">Sycotic asthma. </text:p>
      <text:p text:style-name="Secondary">Loose, but violent cough; must hold chest or sides. </text:p>
      <text:p text:style-name="Secondary">Run rounds </text:p>
      <text:p text:style-name="Secondary">Hang nails. </text:p>
      <text:p text:style-name="Secondary">Retracted nipples. </text:p>
      <text:p text:style-name="Secondary">Sharp cutting back pains, spreading upward like a fan. </text:p>
      <text:p text:style-name="Secondary">Throbbing in heels. </text:p>
      <text:p text:style-name="Secondary">Vesicles on soles. </text:p>
      <text:p text:style-name="Secondary">Chilly, can't get warm, even in bed. </text:p>
      <text:p text:style-name="Secondary">Heat with aversion to uncover. </text:p>
      <text:p text:style-name="Secondary">Burning below knees. </text:p>
      <text:p text:style-name="Secondary">Foul axillary sweat. </text:p>
      <text:p text:style-name="Secondary">Warty nodules. </text:p>
      <text:p text:style-name="SK-MM-Remedy-Reference">Complementary: Ars. Thu. Related: Colo. Glo. Med. Pul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2" meta:image-count="0" meta:object-count="0" meta:page-count="15" meta:paragraph-count="678" meta:word-count="2109" meta:character-count="13921"/>
    <dc:date>2012-09-06T00:22:18.39</dc:date>
    <meta:editing-duration>PT3M20S</meta:editing-duration>
    <meta:editing-cycles>1</meta:editing-cycles>
  </office:meta>
</office:document-meta>
</file>